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Standard">
      <style:text-properties style:font-name="Times"/>
    </style:style>
    <style:style style:name="P3" style:family="paragraph" style:parent-style-name="Standard">
      <style:text-properties officeooo:paragraph-rsid="00111ba7"/>
    </style:style>
    <style:style style:name="P4" style:family="paragraph" style:parent-style-name="Standard" style:list-style-name="L1">
      <style:text-properties style:font-name="FreeSerif"/>
    </style:style>
    <style:style style:name="P5" style:family="paragraph" style:parent-style-name="Heading_20_2">
      <style:text-properties style:font-name="Times" fo:font-size="12pt" style:font-size-asian="12pt" style:font-size-complex="12pt"/>
    </style:style>
    <style:style style:name="T1" style:family="text">
      <style:text-properties style:font-name="Times"/>
    </style:style>
    <style:style style:name="T2" style:family="text">
      <style:text-properties officeooo:rsid="00111ba7"/>
    </style:style>
    <style:style style:name="T3" style:family="text">
      <style:text-properties style:font-name="FreeSerif"/>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Ingredients</text:h>
      <text:p text:style-name="Standard">2 tablespoon vegetable oil </text:p>
      <text:p text:style-name="Standard">1 large onion, chopped</text:p>
      <text:p text:style-name="Standard">1 green <text:bookmark-start text:name="__DdeLink__64_703381007"/><text:span text:style-name="T2">capsicum</text:span><text:bookmark-end text:name="__DdeLink__64_703381007"/>, chopped</text:p>
      <text:p text:style-name="P3">1 red <text:span text:style-name="T2">capsicum</text:span>, chopped </text:p>
      <text:p text:style-name="Standard"><text:span text:style-name="T1">½ kg stewing </text:span>beef, cubed </text:p>
      <text:p text:style-name="Standard">1 teaspoon paprika</text:p>
      <text:p text:style-name="Standard">2 bay <text:span text:style-name="T3">leaves</text:span></text:p>
      <text:p text:style-name="Standard"><text:span text:style-name="T1">¼ </text:span>teaspoon <text:s/>pepper </text:p>
      <text:p text:style-name="P2">½ teaspoon <text:s/>garlic salt </text:p>
      <text:p text:style-name="Standard"><text:span text:style-name="T1">¼ </text:span>teaspoon sugar</text:p>
      <text:p text:style-name="Standard"><text:span text:style-name="T1">½ </text:span>teaspoon <text:s/>salt </text:p>
      <text:p text:style-name="Standard">1 can diced tomatoes</text:p>
      <text:p text:style-name="Standard">1 cup hot water</text:p>
      <text:p text:style-name="Standard">1 tablespoon flour</text:p>
      <text:p text:style-name="Standard"><text:span text:style-name="T1">¼ </text:span>cup cold water</text:p>
      <text:h text:style-name="P5" text:outline-level="2">Method</text:h>
      <text:list xml:id="list5722179448235144473" text:style-name="L1">
        <text:list-item>
          <text:p text:style-name="P4">Heat vegetable oil in a large fry pan. </text:p>
        </text:list-item>
        <text:list-item>
          <text:p text:style-name="P4">Brown onions and peppers until soft. </text:p>
        </text:list-item>
        <text:list-item>
          <text:p text:style-name="P4">Add beef cubes and brown well approximately 10 minutes. </text:p>
        </text:list-item>
        <text:list-item>
          <text:p text:style-name="P4">Sprinkle with salt, pepper, garlic salt, paprika and sugar. <text:s/><text:line-break/>Mix thoroughly. </text:p>
        </text:list-item>
        <text:list-item>
          <text:p text:style-name="P4">Pour in 1 can diced tomatoes and 1 cup hot water; <text:line-break/>cover and simmer gently about 1½ hours. </text:p>
        </text:list-item>
        <text:list-item>
          <text:p text:style-name="P4">In a small jar or blend flour with cold water. <text:line-break/>Be sure to break up all lumps. </text:p>
        </text:list-item>
        <text:list-item>
          <text:p text:style-name="P4">Add to meat about 7 minutes before the end of the cooking time. </text:p>
        </text:list-item>
        <text:list-item>
          <text:p text:style-name="P4">Stir constantly until sauce is thickened and bubbling. </text:p>
        </text:list-item>
        <text:list-item>
          <text:p text:style-name="P4">Serve with noodles accompanied by a tomato salad if desir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Times" svg:font-family="Times"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1" fo:font-family="FreeSerif" style:font-style-name="Regular"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inderGulasch (Beef Goulash)</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Frank Jung</meta:initial-creator>
    <meta:creation-date>2005-04-28T21:38:26</meta:creation-date>
    <dc:creator>Frank Jung</dc:creator>
    <dc:date>2014-06-07T18:52:51.628707065</dc:date>
    <dc:language>en-AU</dc:language>
    <meta:editing-cycles>17</meta:editing-cycles>
    <meta:editing-duration>PT1H13M12S</meta:editing-duration>
    <meta:document-statistic meta:table-count="0" meta:image-count="0" meta:object-count="0" meta:page-count="1" meta:paragraph-count="27" meta:word-count="170" meta:character-count="920" meta:non-whitespace-character-count="766"/>
    <meta:user-defined meta:name="Info 1"/>
    <meta:user-defined meta:name="Info 2"/>
    <meta:user-defined meta:name="Info 3"/>
    <meta:user-defined meta:name="Info 4"/>
  </office:meta>
</office:document-meta>
</file>